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list-style-name="L1">
      <style:paragraph-properties fo:line-height="150%"/>
      <style:text-properties style:font-name="Times New Roman" fo:font-size="12pt" style:font-size-asian="12pt" style:font-size-complex="12pt"/>
    </style:style>
    <style:style style:name="P3" style:family="paragraph" style:parent-style-name="Standard" style:list-style-name="L1">
      <style:paragraph-properties fo:line-height="150%"/>
      <style:text-properties style:font-name="Times New Roman" fo:font-size="12pt" fo:font-weight="normal" style:font-size-asian="12pt" style:font-weight-asian="normal" style:font-size-complex="12pt" style:font-weight-complex="normal"/>
    </style:style>
    <style:style style:name="P4" style:family="paragraph" style:parent-style-name="Standard" style:list-style-name="L1">
      <style:paragraph-properties fo:line-height="150%"/>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Exploration 8</text:p>
      <text:p text:style-name="P1"/>
      <text:p text:style-name="P1">Brent Gaither, Gerardo Paleo</text:p>
      <text:p text:style-name="P1"/>
      <text:list xml:id="list3025643399977482077" text:style-name="L1">
        <text:list-item>
          <text:p text:style-name="P2">The base calling program out puts an N if the peaks are very close together, if the trace shows the bases all rise or none rise. It is difficult for the program to determine where one starts and one stops in these situations. We found it difficult to determine the base in many of the the same spots the program did.</text:p>
        </text:list-item>
        <text:list-item>
          <text:p text:style-name="P2">The trace was able to read between 1361-1459 bases in the sequences we looked at.</text:p>
        </text:list-item>
        <text:list-item>
          <text:p text:style-name="P2">Low quality scores occur at the start and end because at the start there is a high chance of adding a nucleofile and as the segment length increases the chance of not already adding a nucleofile is lower and lower. Therefore the peaks are very small at the end because there are not many segments that are very long.</text:p>
        </text:list-item>
        <text:list-item>
          <text:p text:style-name="P2"><text:s/>The base calling program does a really good job at making decisions on which base is present. This is important because even a slight variation in one nucleotide could change what we understand about the gene. Being able to look at where Ns occur is important because we need to be able to be confident in all of the bases we call. Even though this program does a good job calling a small error could mean a large change, for example Cystic Fibrosis can be a point mutation. An N being off could make us think the patient has or does not have CF.</text:p>
        </text:list-item>
        <text:list-item>
          <text:p text:style-name="P2">The number of viral sequences, 63, was much smaller than the number of bacteria (~470,000) <text:span text:style-name="T1">and fungi (3,961). We did not find any prostists in our sequences.</text:span></text:p>
        </text:list-item>
        <text:list-item>
          <text:p text:style-name="P3">We found cow, gorilla, human and <text:s/>horse sequences in the gut. This is very surprising to find gorilla and horse sequences. The cow is most likely from the diet of the person. The gorilla and horse sequences could be from the diet, unlikely, but also more likely just matched a segment of DNA from a horse or gorilla. The sequences from gorilla would be similar to human DNA so a slight change in the base calling program or if only a section was matched it could lead to a gorilla sequence not a human sequence. This means that the DNA might not actually be from a gorilla but it is similar enough that from taking the first blast entry we find it to be gorilla. This could also result from a less than perfect sequencing technique, changing a few nucleotides could alter where we think the DNA came from.</text:p>
        </text:list-item>
        <text:list-item>
          <text:p text:style-name="P4">Human endogenous retrovirus K was the most common virus. This is a transposon that is common in all vertebrates. It is not harmful and nonfunctional and therefore can live in humans without problems in large quantities. </text:p>
        </text:list-item>
        <text:list-item>
          <text:p text:style-name="P2">The viruses that are non pathogenic would be found in most or all human guts and in higher <text:soft-page-break/>concentrations. This is because most people are not infected with viruses at all times and our bodies would try to reject a pathogen while leaving a non pathogenic virus alone. </text:p>
        </text:list-item>
        <text:list-item>
          <text:p text:style-name="P2">Novel viruses could be distinguished from other known viruses by sequencing them and comparing their genomes to known genomes. This can be difficult if the sequences are closely related but trying to sequence out that portion could help increase the understanding of the novel virus.</text:p>
        </text:list-item>
        <text:list-item>
          <text:p text:style-name="P2">Two sequences were rejected because they were “low quality”. This means that many nucleotides were not able to be determined, the program called N, which did not give good overlap identity. Since we set our overlap to 80% and this was not met by the sequences they were rejected.</text:p>
        </text:list-item>
        <text:list-item>
          <text:p text:style-name="P2">We sequenced salivirus A isolate 02394-01. This is also known as the human Klassevirus. The entire genome is 7989 nucleotides. </text:p>
        </text:list-item>
        <text:list-item>
          <text:p text:style-name="P2">We did not have any gaps in our sequence, but there was 6 nucleotides that were not in our segment. Our contig was 7983, but the entire genome is 7989. <text:s/>Running more sequences through the reaction would work to finding the remaining portion. It might not be the most efficient way of finding the remaining portion, but it is necessary to get coverage of the entire genome.</text:p>
        </text:list-item>
        <text:list-item>
          <text:p text:style-name="P2">The assembler was able to correctly assemble the sequence even though some sequences had errors. This was corrected by ignoring the differences if enough of the other sequences matched up the same at that nucleotide.</text:p>
        </text:list-item>
        <text:list-item>
          <text:p text:style-name="P2">The contig still trashes 2 of the sequences and we still find the same salivirus A isolate 02394-01. Our alignment quality was still high and nearly the exact same as what we saw with only 80% overlap percent. This shows that our overlap was still high enough at 80% to get a good match without taking out too many sequen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t Gaither</meta:initial-creator>
    <meta:creation-date>2015-02-18T20:26:39</meta:creation-date>
    <dc:date>2015-02-23T18:25:16</dc:date>
    <dc:creator>Brent Gaither</dc:creator>
    <meta:editing-duration>P4DT46M22S</meta:editing-duration>
    <meta:editing-cycles>73</meta:editing-cycles>
    <meta:generator>OpenOffice.org/3.4$Unix OpenOffice.org_project/340m1$Build-9590</meta:generator>
    <meta:document-statistic meta:table-count="0" meta:image-count="0" meta:object-count="0" meta:page-count="2" meta:paragraph-count="16" meta:word-count="796" meta:character-count="4390"/>
  </office:meta>
</office:document-meta>
</file>